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language="zxx" fo:country="none" fo:font-weight="bold" officeooo:rsid="00207bab" officeooo:paragraph-rsid="00115d9e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able_20_Contents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iberation Sans" fo:language="zxx" fo:country="none" fo:font-weight="bold" officeooo:rsid="00207da2" officeooo:paragraph-rsid="0029f8b9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able_20_Contents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style:font-name="Liberation Sans" fo:language="zxx" fo:country="none" fo:font-weight="bold" officeooo:rsid="0029f8b9" officeooo:paragraph-rsid="002bc07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text-properties style:font-name="Liberation Sans" fo:language="zxx" fo:country="none" fo:font-weight="bold" officeooo:rsid="0029f8b9" officeooo:paragraph-rsid="003d3cb9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text-properties style:font-name="Liberation Sans" fo:language="zxx" fo:country="none" fo:font-weight="bold" officeooo:rsid="0029f8b9" officeooo:paragraph-rsid="0041f6d0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style:font-name="Liberation Sans" fo:language="zxx" fo:country="none" fo:font-weight="bold" officeooo:rsid="0029f8b9" officeooo:paragraph-rsid="0043f0d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text-properties style:font-name="Liberation Sans" fo:language="zxx" fo:country="none" fo:font-weight="bold" officeooo:rsid="0029f8b9" officeooo:paragraph-rsid="00442605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iberation Sans" fo:language="zxx" fo:country="none" fo:font-weight="bold" officeooo:rsid="00225945" officeooo:paragraph-rsid="002f6b23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iberation Sans" fo:language="zxx" fo:country="none" fo:font-weight="bold" officeooo:rsid="00225945" officeooo:paragraph-rsid="004195be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iberation Sans" fo:language="zxx" fo:country="none" fo:font-weight="bold" officeooo:rsid="0024a1ee" officeooo:paragraph-rsid="0043f0dd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iberation Sans" fo:language="zxx" fo:country="none" fo:font-weight="bold" officeooo:rsid="002d0623" officeooo:paragraph-rsid="00228962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iberation Sans" fo:language="zxx" fo:country="none" fo:font-weight="bold" officeooo:rsid="002d0623" officeooo:paragraph-rsid="00452920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iberation Sans" fo:language="zxx" fo:country="none" fo:font-weight="bold" officeooo:rsid="002b1cae" officeooo:paragraph-rsid="0023a82a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iberation Sans" fo:language="zxx" fo:country="none" fo:font-weight="bold" officeooo:rsid="00230652" officeooo:paragraph-rsid="0047905c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able_20_Contents">
      <style:text-properties style:font-name="Liberation Sans" fo:language="zxx" fo:country="none" fo:font-weight="bold" officeooo:rsid="001ef20c" officeooo:paragraph-rsid="001ef20c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able_20_Contents">
      <style:text-properties style:font-name="Liberation Sans" fo:language="zxx" fo:country="none" fo:font-weight="bold" officeooo:rsid="00211188" officeooo:paragraph-rsid="00211188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able_20_Contents">
      <style:text-properties style:font-name="Liberation Sans" fo:language="zxx" fo:country="none" fo:font-weight="bold" officeooo:rsid="00211188" officeooo:paragraph-rsid="003d3cb9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able_20_Contents">
      <style:text-properties style:font-name="Liberation Sans" fo:language="zxx" fo:country="none" fo:font-weight="bold" officeooo:rsid="00211188" officeooo:paragraph-rsid="003ec7b5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able_20_Contents">
      <style:text-properties style:font-name="Liberation Sans" fo:language="zxx" fo:country="none" fo:font-weight="bold" officeooo:rsid="00211188" officeooo:paragraph-rsid="003fa75d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able_20_Contents">
      <style:text-properties style:font-name="Liberation Sans" fo:language="zxx" fo:country="none" fo:font-weight="bold" officeooo:rsid="00228962" officeooo:paragraph-rsid="00228962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text-properties style:font-name="Liberation Sans" fo:language="zxx" fo:country="none" fo:font-weight="bold" officeooo:rsid="00099857" officeooo:paragraph-rsid="00099857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style:text-properties style:font-name="Liberation Sans" fo:language="zxx" fo:country="none" fo:font-weight="bold" officeooo:rsid="00072c92" officeooo:paragraph-rsid="00072c92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text-properties style:font-name="Liberation Sans" fo:language="zxx" fo:country="none" fo:font-weight="bold" officeooo:rsid="0059e6bf" officeooo:paragraph-rsid="0059e6bf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style:font-name="Liberation Sans" fo:language="zxx" fo:country="none" officeooo:rsid="00207bab" officeooo:paragraph-rsid="00115d9e" style:language-asian="zxx" style:country-asian="none" style:language-complex="zxx" style:country-complex="none"/>
    </style:style>
    <style:style style:name="P29" style:family="paragraph" style:parent-style-name="Standard">
      <style:text-properties style:font-name="Liberation Sans" fo:language="zxx" fo:country="none" officeooo:rsid="00133f25" officeooo:paragraph-rsid="00133f25" style:language-asian="zxx" style:country-asian="none" style:language-complex="zxx" style:country-complex="none"/>
    </style:style>
    <style:style style:name="P30" style:family="paragraph" style:parent-style-name="Table_20_Contents">
      <style:text-properties style:font-name="Liberation Sans" fo:language="zxx" fo:country="none" officeooo:rsid="000d9830" officeooo:paragraph-rsid="000d9830" style:language-asian="zxx" style:country-asian="none" style:language-complex="zxx" style:country-complex="none"/>
    </style:style>
    <style:style style:name="P31" style:family="paragraph" style:parent-style-name="Table_20_Contents">
      <style:text-properties style:font-name="Liberation Sans" fo:language="zxx" fo:country="none" officeooo:rsid="00211188" officeooo:paragraph-rsid="00211188" style:language-asian="zxx" style:country-asian="none" style:language-complex="zxx" style:country-complex="none"/>
    </style:style>
    <style:style style:name="P32" style:family="paragraph" style:parent-style-name="Table_20_Contents">
      <style:text-properties style:font-name="Liberation Sans" fo:language="zxx" fo:country="none" officeooo:rsid="00211188" officeooo:paragraph-rsid="003a57d6" style:language-asian="zxx" style:country-asian="none" style:language-complex="zxx" style:country-complex="none"/>
    </style:style>
    <style:style style:name="P33" style:family="paragraph" style:parent-style-name="Table_20_Contents">
      <style:text-properties style:font-name="Liberation Sans" fo:language="zxx" fo:country="none" officeooo:rsid="00211188" officeooo:paragraph-rsid="00452931" style:language-asian="zxx" style:country-asian="none" style:language-complex="zxx" style:country-complex="none"/>
    </style:style>
    <style:style style:name="P34" style:family="paragraph" style:parent-style-name="Table_20_Contents">
      <style:text-properties style:font-name="Liberation Sans" fo:language="zxx" fo:country="none" officeooo:rsid="00211188" officeooo:paragraph-rsid="00468622" style:language-asian="zxx" style:country-asian="none" style:language-complex="zxx" style:country-complex="none"/>
    </style:style>
    <style:style style:name="P35" style:family="paragraph" style:parent-style-name="Table_20_Contents">
      <style:text-properties style:font-name="Liberation Sans" fo:language="zxx" fo:country="none" officeooo:rsid="0016157e" officeooo:paragraph-rsid="0016157e" style:language-asian="zxx" style:country-asian="none" style:language-complex="zxx" style:country-complex="none"/>
    </style:style>
    <style:style style:name="P36" style:family="paragraph" style:parent-style-name="Table_20_Contents">
      <style:text-properties style:font-name="Liberation Sans" fo:language="zxx" fo:country="none" officeooo:rsid="0017b936" officeooo:paragraph-rsid="0017b936" style:language-asian="zxx" style:country-asian="none" style:language-complex="zxx" style:country-complex="none"/>
    </style:style>
    <style:style style:name="P37" style:family="paragraph" style:parent-style-name="Table_20_Contents">
      <style:text-properties style:font-name="Liberation Sans" fo:language="zxx" fo:country="none" officeooo:rsid="00196fec" officeooo:paragraph-rsid="00196fec" style:language-asian="zxx" style:country-asian="none" style:language-complex="zxx" style:country-complex="none"/>
    </style:style>
    <style:style style:name="P38" style:family="paragraph" style:parent-style-name="Table_20_Contents">
      <style:text-properties style:font-name="Liberation Sans" fo:language="zxx" fo:country="none" officeooo:rsid="001a7bec" officeooo:paragraph-rsid="001a7bec" style:language-asian="zxx" style:country-asian="none" style:language-complex="zxx" style:country-complex="none"/>
    </style:style>
    <style:style style:name="P39" style:family="paragraph" style:parent-style-name="Table_20_Contents">
      <style:text-properties style:font-name="Liberation Sans" fo:language="zxx" fo:country="none" officeooo:rsid="001e0067" officeooo:paragraph-rsid="001e0067" style:language-asian="zxx" style:country-asian="none" style:language-complex="zxx" style:country-complex="none"/>
    </style:style>
    <style:style style:name="P40" style:family="paragraph" style:parent-style-name="Table_20_Contents">
      <style:text-properties style:font-name="Liberation Sans" fo:language="zxx" fo:country="none" officeooo:rsid="00387fc4" officeooo:paragraph-rsid="00387fc4" style:language-asian="zxx" style:country-asian="none" style:language-complex="zxx" style:country-complex="none"/>
    </style:style>
    <style:style style:name="P41" style:family="paragraph" style:parent-style-name="Table_20_Contents">
      <style:text-properties style:font-name="Liberation Sans" fo:language="zxx" fo:country="none" officeooo:rsid="00387fc4" officeooo:paragraph-rsid="004b28da" style:language-asian="zxx" style:country-asian="none" style:language-complex="zxx" style:country-complex="none"/>
    </style:style>
    <style:style style:name="P42" style:family="paragraph" style:parent-style-name="Table_20_Contents">
      <style:text-properties style:font-name="Liberation Sans" fo:language="zxx" fo:country="none" officeooo:rsid="00387fc4" officeooo:paragraph-rsid="004dcb2b" style:language-asian="zxx" style:country-asian="none" style:language-complex="zxx" style:country-complex="none"/>
    </style:style>
    <style:style style:name="P43" style:family="paragraph" style:parent-style-name="Table_20_Contents">
      <style:text-properties style:font-name="Liberation Sans" fo:language="zxx" fo:country="none" officeooo:rsid="00387fc4" officeooo:paragraph-rsid="004fb1cb" style:language-asian="zxx" style:country-asian="none" style:language-complex="zxx" style:country-complex="none"/>
    </style:style>
    <style:style style:name="P44" style:family="paragraph" style:parent-style-name="Table_20_Contents">
      <style:text-properties style:font-name="Liberation Sans" fo:language="zxx" fo:country="none" officeooo:rsid="004ba5e3" officeooo:paragraph-rsid="004ba5e3" style:language-asian="zxx" style:country-asian="none" style:language-complex="zxx" style:country-complex="none"/>
    </style:style>
    <style:style style:name="P45" style:family="paragraph" style:parent-style-name="Table_20_Contents">
      <style:text-properties style:font-name="Liberation Sans" fo:language="zxx" fo:country="none" officeooo:rsid="000cf4dc" officeooo:paragraph-rsid="004dcb2b" style:language-asian="zxx" style:country-asian="none" style:language-complex="zxx" style:country-complex="none"/>
    </style:style>
    <style:style style:name="P46" style:family="paragraph" style:parent-style-name="Table_20_Contents">
      <style:text-properties style:font-name="Liberation Sans" fo:language="zxx" fo:country="none" officeooo:rsid="001283d2" officeooo:paragraph-rsid="004dcb2b" style:language-asian="zxx" style:country-asian="none" style:language-complex="zxx" style:country-complex="none"/>
    </style:style>
    <style:style style:name="P47" style:family="paragraph" style:parent-style-name="Table_20_Contents">
      <style:text-properties style:font-name="Liberation Sans" fo:language="zxx" fo:country="none" officeooo:rsid="000e9cb0" officeooo:paragraph-rsid="004dcb2b" style:language-asian="zxx" style:country-asian="none" style:language-complex="zxx" style:country-complex="none"/>
    </style:style>
    <style:style style:name="P48" style:family="paragraph" style:parent-style-name="Table_20_Contents">
      <style:text-properties style:font-name="Liberation Sans" fo:language="zxx" fo:country="none" officeooo:rsid="000f7677" officeooo:paragraph-rsid="004dcb2b" style:language-asian="zxx" style:country-asian="none" style:language-complex="zxx" style:country-complex="none"/>
    </style:style>
    <style:style style:name="P49" style:family="paragraph" style:parent-style-name="Table_20_Contents">
      <style:text-properties style:font-name="Liberation Sans" fo:language="zxx" fo:country="none" officeooo:rsid="000ff0de" officeooo:paragraph-rsid="004fb1cb" style:language-asian="zxx" style:country-asian="none" style:language-complex="zxx" style:country-complex="none"/>
    </style:style>
    <style:style style:name="P50" style:family="paragraph" style:parent-style-name="Table_20_Contents">
      <style:text-properties style:font-name="Liberation Sans" fo:language="zxx" fo:country="none" officeooo:rsid="00117e9a" officeooo:paragraph-rsid="004fb1cb" style:language-asian="zxx" style:country-asian="none" style:language-complex="zxx" style:country-complex="none"/>
    </style:style>
    <style:style style:name="P51" style:family="paragraph" style:parent-style-name="Table_20_Contents">
      <style:text-properties style:font-name="Liberation Sans" fo:language="zxx" fo:country="none" officeooo:rsid="00500689" officeooo:paragraph-rsid="00500689" style:language-asian="zxx" style:country-asian="none" style:language-complex="zxx" style:country-complex="none"/>
    </style:style>
    <style:style style:name="P52" style:family="paragraph" style:parent-style-name="Table_20_Contents">
      <style:text-properties style:font-name="Liberation Sans" fo:language="zxx" fo:country="none" officeooo:rsid="00517adf" officeooo:paragraph-rsid="00517adf" style:language-asian="zxx" style:country-asian="none" style:language-complex="zxx" style:country-complex="none"/>
    </style:style>
    <style:style style:name="P53" style:family="paragraph" style:parent-style-name="Table_20_Contents">
      <style:text-properties style:font-name="Liberation Sans" fo:language="zxx" fo:country="none" officeooo:rsid="0051ccb8" officeooo:paragraph-rsid="0051ccb8" style:language-asian="zxx" style:country-asian="none" style:language-complex="zxx" style:country-complex="none"/>
    </style:style>
    <style:style style:name="P54" style:family="paragraph" style:parent-style-name="Standard">
      <style:text-properties style:font-name="Liberation Sans" fo:language="zxx" fo:country="none" officeooo:rsid="000ee7d1" officeooo:paragraph-rsid="0005d215" style:language-asian="zxx" style:country-asian="none" style:language-complex="zxx" style:country-complex="none"/>
    </style:style>
    <style:style style:name="P55" style:family="paragraph" style:parent-style-name="Table_20_Contents">
      <style:text-properties style:font-name="Liberation Sans" fo:language="zxx" fo:country="none" officeooo:rsid="0063e4cd" officeooo:paragraph-rsid="0063e4cd" style:language-asian="zxx" style:country-asian="none" style:language-complex="zxx" style:country-complex="none"/>
    </style:style>
    <style:style style:name="P56" style:family="paragraph" style:parent-style-name="Table_20_Contents">
      <style:text-properties style:font-name="Liberation Sans" fo:language="zxx" fo:country="none" fo:font-weight="normal" officeooo:rsid="00133f25" officeooo:paragraph-rsid="00133f25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text-properties style:font-name="Liberation Sans" fo:language="zxx" fo:country="none" fo:font-weight="normal" officeooo:rsid="00152793" officeooo:paragraph-rsid="00152793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text-properties style:font-name="Liberation Sans" fo:language="zxx" fo:country="none" fo:font-weight="normal" officeooo:rsid="0029f8b9" officeooo:paragraph-rsid="0029f8b9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Standard">
      <style:text-properties style:font-name="Liberation Sans" fo:language="zxx" fo:country="none" fo:font-weight="normal" officeooo:rsid="0043f0dd" officeooo:paragraph-rsid="0043f0dd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Standard">
      <style:text-properties style:font-name="Liberation Sans" fo:language="zxx" fo:country="none" fo:font-weight="normal" officeooo:rsid="00452920" officeooo:paragraph-rsid="00452920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Standard">
      <style:text-properties style:font-name="Liberation Sans" fo:language="zxx" fo:country="none" fo:font-weight="normal" officeooo:rsid="0047905c" officeooo:paragraph-rsid="0047905c" style:language-asian="zxx" style:country-asian="none" style:font-weight-asian="normal" style:language-complex="zxx" style:country-complex="none" style:font-weight-complex="normal"/>
    </style:style>
    <style:style style:name="P62" style:family="paragraph" style:parent-style-name="Table_20_Contents">
      <style:text-properties style:font-name="Liberation Sans" fo:language="zxx" fo:country="none" fo:font-weight="normal" officeooo:rsid="002f6b23" officeooo:paragraph-rsid="002f6b23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Standard">
      <style:text-properties style:font-name="Liberation Sans" fo:language="zxx" fo:country="none" fo:font-weight="normal" officeooo:rsid="002f6b23" officeooo:paragraph-rsid="002f6b23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Table_20_Contents">
      <style:text-properties style:font-name="Liberation Sans" fo:language="zxx" fo:country="none" fo:font-weight="normal" officeooo:rsid="003d3cb9" officeooo:paragraph-rsid="003d3cb9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Standard">
      <style:text-properties style:font-name="Liberation Sans" fo:language="zxx" fo:country="none" fo:font-weight="normal" officeooo:rsid="004195be" officeooo:paragraph-rsid="004195be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Standard">
      <style:text-properties style:font-name="Liberation Sans" fo:language="zxx" fo:country="none" fo:font-weight="normal" officeooo:rsid="0045289d" officeooo:paragraph-rsid="0045289d" style:language-asian="zxx" style:country-asian="none" style:font-weight-asian="normal" style:language-complex="zxx" style:country-complex="none" style:font-weight-complex="normal"/>
    </style:style>
    <style:style style:name="P67" style:family="paragraph" style:parent-style-name="Table_20_Contents">
      <style:text-properties style:font-name="Liberation Sans" fo:language="zxx" fo:country="none" fo:font-weight="normal" officeooo:rsid="00311dab" officeooo:paragraph-rsid="00311dab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Table_20_Contents">
      <style:text-properties style:font-name="Liberation Sans" fo:language="zxx" fo:country="none" fo:font-weight="normal" officeooo:rsid="0035c826" officeooo:paragraph-rsid="0035c826" style:language-asian="zxx" style:country-asian="none" style:font-weight-asian="normal" style:language-complex="zxx" style:country-complex="none" style:font-weight-complex="normal"/>
    </style:style>
    <style:style style:name="P69" style:family="paragraph" style:parent-style-name="Table_20_Contents">
      <style:text-properties style:font-name="Liberation Sans" fo:language="zxx" fo:country="none" fo:font-weight="normal" officeooo:rsid="003fa75d" officeooo:paragraph-rsid="003fa75d" style:language-asian="zxx" style:country-asian="none" style:font-weight-asian="normal" style:language-complex="zxx" style:country-complex="none" style:font-weight-complex="normal"/>
    </style:style>
    <style:style style:name="P70" style:family="paragraph" style:parent-style-name="Table_20_Contents">
      <style:text-properties style:font-name="Liberation Sans" fo:language="zxx" fo:country="none" fo:font-style="normal" officeooo:rsid="004ba5e3" officeooo:paragraph-rsid="004ba5e3" style:language-asian="zxx" style:country-asian="none" style:font-style-asian="normal" style:language-complex="zxx" style:country-complex="none" style:font-style-complex="normal"/>
    </style:style>
    <style:style style:name="P71" style:family="paragraph" style:parent-style-name="Standard">
      <style:text-properties style:font-name="Liberation Sans" fo:language="zxx" fo:country="none" fo:font-style="normal" fo:font-weight="normal" officeooo:rsid="0054ed44" officeooo:paragraph-rsid="0054ed4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2" style:family="paragraph" style:parent-style-name="Standard">
      <style:text-properties style:font-name="Liberation Sans" fo:language="zxx" fo:country="none" fo:font-style="normal" fo:font-weight="normal" officeooo:rsid="0064c285" officeooo:paragraph-rsid="0064c28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3" style:family="paragraph" style:parent-style-name="Standard">
      <style:text-properties style:font-name="Liberation Sans" fo:font-size="14pt" fo:language="zxx" fo:country="none" fo:font-weight="bold" officeooo:rsid="0005d215" officeooo:paragraph-rsid="0005d2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4" style:family="paragraph" style:parent-style-name="Standard">
      <style:text-properties style:font-name="Liberation Sans" fo:font-size="14pt" fo:language="zxx" fo:country="none" fo:font-weight="bold" officeooo:rsid="00072c92" officeooo:paragraph-rsid="00072c9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5" style:family="paragraph" style:parent-style-name="Table_20_Contents">
      <style:text-properties style:font-name="Liberation Sans" fo:font-size="14pt" fo:language="zxx" fo:country="none" fo:font-weight="bold" officeooo:rsid="0006181b" officeooo:paragraph-rsid="0006181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6" style:family="paragraph" style:parent-style-name="Standard">
      <style:text-properties style:font-name="Liberation Mono" fo:language="zxx" fo:country="none" officeooo:rsid="00359476" officeooo:paragraph-rsid="005ef228" style:language-asian="zxx" style:country-asian="none" style:language-complex="zxx" style:country-complex="none"/>
    </style:style>
    <style:style style:name="P77" style:family="paragraph" style:parent-style-name="Standard">
      <style:text-properties style:font-name="Liberation Sans" fo:language="zxx" fo:country="none" fo:font-weight="normal" officeooo:rsid="0059e6bf" officeooo:paragraph-rsid="0059e6bf" style:language-asian="zxx" style:country-asian="none" style:font-weight-asian="normal" style:language-complex="zxx" style:country-complex="none" style:font-weight-complex="normal"/>
    </style:style>
    <style:style style:name="P78" style:family="paragraph" style:parent-style-name="Standard" style:list-style-name="L1">
      <style:text-properties style:font-name="Liberation Sans" fo:language="zxx" fo:country="none" fo:font-style="normal" fo:font-weight="normal" officeooo:rsid="0064c285" officeooo:paragraph-rsid="0064c28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9" style:family="paragraph" style:parent-style-name="Standard" style:list-style-name="L2">
      <style:text-properties style:font-name="Liberation Sans" fo:language="zxx" fo:country="none" fo:font-style="normal" fo:font-weight="normal" officeooo:rsid="0054ed44" officeooo:paragraph-rsid="0054ed4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0" style:family="paragraph" style:parent-style-name="Standard" style:list-style-name="L3">
      <style:text-properties style:font-name="Liberation Sans" fo:language="zxx" fo:country="none" fo:font-style="normal" fo:font-weight="normal" officeooo:rsid="006872ec" officeooo:paragraph-rsid="006872e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1" style:family="paragraph" style:parent-style-name="Standard">
      <style:text-properties style:font-name="Liberation Sans" fo:language="zxx" fo:country="none" officeooo:rsid="00225945" officeooo:paragraph-rsid="00211188" style:language-asian="zxx" style:country-asian="none" style:language-complex="zxx" style:country-complex="none"/>
    </style:style>
    <style:style style:name="P82" style:family="paragraph" style:parent-style-name="Standard">
      <style:text-properties style:font-name="Liberation Sans" fo:language="zxx" fo:country="none" officeooo:rsid="007f8d05" officeooo:paragraph-rsid="007f8d05" style:language-asian="zxx" style:country-asian="none" style:language-complex="zxx" style:country-complex="none"/>
    </style:style>
    <style:style style:name="P83" style:family="paragraph" style:parent-style-name="Standard">
      <style:text-properties style:font-name="Liberation Sans" fo:language="zxx" fo:country="none" fo:font-style="italic" fo:font-weight="normal" officeooo:rsid="00534636" officeooo:paragraph-rsid="00072c9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Liberation Sans" fo:language="zxx" fo:country="none" fo:font-weight="bold" officeooo:rsid="0005d215" officeooo:paragraph-rsid="0005d215" style:language-asian="zxx" style:country-asian="none" style:font-weight-asian="bold" style:language-complex="zxx" style:country-complex="none" style:font-weight-complex="bold"/>
    </style:style>
    <style:style style:name="P85" style:family="paragraph" style:parent-style-name="Standard">
      <style:text-properties style:font-name="Liberation Mono" fo:language="zxx" fo:country="none" officeooo:rsid="00359476" officeooo:paragraph-rsid="005ca8e8" style:language-asian="zxx" style:country-asian="none" style:language-complex="zxx" style:country-complex="none"/>
    </style:style>
    <style:style style:name="P86" style:family="paragraph" style:parent-style-name="Standard">
      <style:text-properties style:font-name="Liberation Mono" fo:language="zxx" fo:country="none" officeooo:rsid="00359476" officeooo:paragraph-rsid="005e832f" style:language-asian="zxx" style:country-asian="none" style:language-complex="zxx" style:country-complex="none"/>
    </style:style>
    <style:style style:name="P87" style:family="paragraph" style:parent-style-name="Standard">
      <style:text-properties style:font-name="Liberation Mono" fo:language="zxx" fo:country="none" officeooo:rsid="00359476" officeooo:paragraph-rsid="005ef228" style:language-asian="zxx" style:country-asian="none" style:language-complex="zxx" style:country-complex="none"/>
    </style:style>
    <style:style style:name="P88" style:family="paragraph" style:parent-style-name="Table_20_Contents">
      <style:text-properties style:font-name="Liberation Sans" fo:language="zxx" fo:country="none" fo:font-weight="normal" officeooo:rsid="003e22a5" officeooo:paragraph-rsid="007fbd4b" style:language-asian="zxx" style:country-asian="none" style:font-weight-asian="normal" style:language-complex="zxx" style:country-complex="none" style:font-weight-complex="normal"/>
    </style:style>
    <style:style style:name="P89" style:family="paragraph" style:parent-style-name="Table_20_Contents">
      <style:text-properties style:font-name="Liberation Sans" fo:language="zxx" fo:country="none" fo:font-weight="normal" officeooo:rsid="003ec7b5" officeooo:paragraph-rsid="00806327" style:language-asian="zxx" style:country-asian="none" style:font-weight-asian="normal" style:language-complex="zxx" style:country-complex="none" style:font-weight-complex="normal"/>
    </style:style>
    <style:style style:name="P90" style:family="paragraph" style:parent-style-name="Table_20_Contents">
      <style:text-properties style:font-name="Liberation Sans" fo:language="zxx" fo:country="none" fo:font-weight="bold" officeooo:rsid="00247c8b" officeooo:paragraph-rsid="00247c8b" style:language-asian="zxx" style:country-asian="none" style:font-weight-asian="bold" style:language-complex="zxx" style:country-complex="none" style:font-weight-complex="bold"/>
    </style:style>
    <style:style style:name="P91" style:family="paragraph" style:parent-style-name="Table_20_Contents">
      <style:text-properties style:font-name="Liberation Sans" fo:language="zxx" fo:country="none" fo:font-weight="bold" officeooo:rsid="0087fb84" officeooo:paragraph-rsid="0087fb84" style:language-asian="zxx" style:country-asian="none" style:font-weight-asian="bold" style:language-complex="zxx" style:country-complex="none" style:font-weight-complex="bold"/>
    </style:style>
    <style:style style:name="P92" style:family="paragraph" style:parent-style-name="Table_20_Contents">
      <style:text-properties style:font-name="Liberation Sans" fo:language="zxx" fo:country="none" officeooo:rsid="00196fec" officeooo:paragraph-rsid="0089c47e" style:language-asian="zxx" style:country-asian="none" style:language-complex="zxx" style:country-complex="none"/>
    </style:style>
    <style:style style:name="P93" style:family="paragraph" style:parent-style-name="Table_20_Contents">
      <style:text-properties style:font-name="Liberation Sans" fo:language="zxx" fo:country="none" officeooo:rsid="0051ccb8" officeooo:paragraph-rsid="0051ccb8" style:language-asian="zxx" style:country-asian="none" style:language-complex="zxx" style:country-complex="none"/>
    </style:style>
    <style:style style:name="P94" style:family="paragraph" style:parent-style-name="Table_20_Contents">
      <style:text-properties style:font-name="Liberation Sans" fo:language="zxx" fo:country="none" officeooo:rsid="0051ccb8" officeooo:paragraph-rsid="008b6ad7" style:language-asian="zxx" style:country-asian="none" style:language-complex="zxx" style:country-complex="none"/>
    </style:style>
    <style:style style:name="P95" style:family="paragraph" style:parent-style-name="Table_20_Contents">
      <style:text-properties style:font-name="Liberation Sans" fo:language="zxx" fo:country="none" officeooo:rsid="008aab80" officeooo:paragraph-rsid="008aab80" style:language-asian="zxx" style:country-asian="none" style:language-complex="zxx" style:country-complex="none"/>
    </style:style>
    <style:style style:name="P96" style:family="paragraph" style:parent-style-name="Table_20_Contents">
      <style:text-properties style:font-name="Liberation Sans" fo:language="zxx" fo:country="none" officeooo:rsid="00754cf1" officeooo:paragraph-rsid="008aab80" style:language-asian="zxx" style:country-asian="none" style:language-complex="zxx" style:country-complex="none"/>
    </style:style>
    <style:style style:name="P97" style:family="paragraph" style:parent-style-name="Table_20_Contents">
      <style:text-properties style:font-name="Liberation Sans" fo:language="zxx" fo:country="none" officeooo:rsid="008b6ad7" officeooo:paragraph-rsid="008b6ad7" style:language-asian="zxx" style:country-asian="none" style:language-complex="zxx" style:country-complex="none"/>
    </style:style>
    <style:style style:name="P98" style:family="paragraph" style:parent-style-name="Table_20_Contents">
      <style:text-properties style:font-name="Liberation Sans" fo:language="zxx" fo:country="none" fo:font-style="normal" fo:font-weight="bold" officeooo:rsid="0089c47e" officeooo:paragraph-rsid="0089c47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a1ee" style:font-weight-asian="bold" style:font-weight-complex="bold"/>
    </style:style>
    <style:style style:name="T3" style:family="text">
      <style:text-properties fo:font-weight="bold" officeooo:rsid="002083f0" style:font-weight-asian="bold" style:font-weight-complex="bold"/>
    </style:style>
    <style:style style:name="T4" style:family="text">
      <style:text-properties fo:font-weight="bold" officeooo:rsid="0057a22c" style:font-weight-asian="bold" style:font-weight-complex="bold"/>
    </style:style>
    <style:style style:name="T5" style:family="text">
      <style:text-properties fo:font-weight="bold" officeooo:rsid="007823ee" style:font-weight-asian="bold" style:font-weight-complex="bold"/>
    </style:style>
    <style:style style:name="T6" style:family="text">
      <style:text-properties officeooo:rsid="00133f2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3f25" style:font-weight-asian="normal" style:font-weight-complex="normal"/>
    </style:style>
    <style:style style:name="T9" style:family="text">
      <style:text-properties fo:font-weight="normal" officeooo:rsid="00152793" style:font-weight-asian="normal" style:font-weight-complex="normal"/>
    </style:style>
    <style:style style:name="T10" style:family="text">
      <style:text-properties fo:font-weight="normal" officeooo:rsid="0029f8b9" style:font-weight-asian="normal" style:font-weight-complex="normal"/>
    </style:style>
    <style:style style:name="T11" style:family="text">
      <style:text-properties fo:font-weight="normal" officeooo:rsid="002bc07d" style:font-weight-asian="normal" style:font-weight-complex="normal"/>
    </style:style>
    <style:style style:name="T12" style:family="text">
      <style:text-properties fo:font-weight="normal" officeooo:rsid="002f2bff" style:font-weight-asian="normal" style:font-weight-complex="normal"/>
    </style:style>
    <style:style style:name="T13" style:family="text">
      <style:text-properties fo:font-weight="normal" officeooo:rsid="002f6b23" style:font-weight-asian="normal" style:font-weight-complex="normal"/>
    </style:style>
    <style:style style:name="T14" style:family="text">
      <style:text-properties fo:font-weight="normal" officeooo:rsid="00311dab" style:font-weight-asian="normal" style:font-weight-complex="normal"/>
    </style:style>
    <style:style style:name="T15" style:family="text">
      <style:text-properties fo:font-weight="normal" officeooo:rsid="0032782c" style:font-weight-asian="normal" style:font-weight-complex="normal"/>
    </style:style>
    <style:style style:name="T16" style:family="text">
      <style:text-properties fo:font-weight="normal" officeooo:rsid="00343312" style:font-weight-asian="normal" style:font-weight-complex="normal"/>
    </style:style>
    <style:style style:name="T17" style:family="text">
      <style:text-properties fo:font-weight="normal" officeooo:rsid="0034fba2" style:font-weight-asian="normal" style:font-weight-complex="normal"/>
    </style:style>
    <style:style style:name="T18" style:family="text">
      <style:text-properties fo:font-weight="normal" officeooo:rsid="0035c826" style:font-weight-asian="normal" style:font-weight-complex="normal"/>
    </style:style>
    <style:style style:name="T19" style:family="text">
      <style:text-properties fo:font-weight="normal" officeooo:rsid="00366427" style:font-weight-asian="normal" style:font-weight-complex="normal"/>
    </style:style>
    <style:style style:name="T20" style:family="text">
      <style:text-properties fo:font-weight="normal" officeooo:rsid="00373e7c" style:font-weight-asian="normal" style:font-weight-complex="normal"/>
    </style:style>
    <style:style style:name="T21" style:family="text">
      <style:text-properties fo:font-weight="normal" officeooo:rsid="003bef13" style:font-weight-asian="normal" style:font-weight-complex="normal"/>
    </style:style>
    <style:style style:name="T22" style:family="text">
      <style:text-properties fo:font-weight="normal" officeooo:rsid="003d3cb9" style:font-weight-asian="normal" style:font-weight-complex="normal"/>
    </style:style>
    <style:style style:name="T23" style:family="text">
      <style:text-properties fo:font-weight="normal" officeooo:rsid="003e22a5" style:font-weight-asian="normal" style:font-weight-complex="normal"/>
    </style:style>
    <style:style style:name="T24" style:family="text">
      <style:text-properties fo:font-weight="normal" officeooo:rsid="003ec7b5" style:font-weight-asian="normal" style:font-weight-complex="normal"/>
    </style:style>
    <style:style style:name="T25" style:family="text">
      <style:text-properties fo:font-weight="normal" officeooo:rsid="003fa75d" style:font-weight-asian="normal" style:font-weight-complex="normal"/>
    </style:style>
    <style:style style:name="T26" style:family="text">
      <style:text-properties fo:font-weight="normal" officeooo:rsid="004195be" style:font-weight-asian="normal" style:font-weight-complex="normal"/>
    </style:style>
    <style:style style:name="T27" style:family="text">
      <style:text-properties fo:font-weight="normal" officeooo:rsid="0041f6d0" style:font-weight-asian="normal" style:font-weight-complex="normal"/>
    </style:style>
    <style:style style:name="T28" style:family="text">
      <style:text-properties fo:font-weight="normal" officeooo:rsid="0043f0dd" style:font-weight-asian="normal" style:font-weight-complex="normal"/>
    </style:style>
    <style:style style:name="T29" style:family="text">
      <style:text-properties fo:font-weight="normal" officeooo:rsid="00442605" style:font-weight-asian="normal" style:font-weight-complex="normal"/>
    </style:style>
    <style:style style:name="T30" style:family="text">
      <style:text-properties fo:font-weight="normal" officeooo:rsid="0045289d" style:font-weight-asian="normal" style:font-weight-complex="normal"/>
    </style:style>
    <style:style style:name="T31" style:family="text">
      <style:text-properties fo:font-weight="normal" officeooo:rsid="00452920" style:font-weight-asian="normal" style:font-weight-complex="normal"/>
    </style:style>
    <style:style style:name="T32" style:family="text">
      <style:text-properties fo:font-weight="normal" officeooo:rsid="0025743f" style:font-weight-asian="normal" style:font-weight-complex="normal"/>
    </style:style>
    <style:style style:name="T33" style:family="text">
      <style:text-properties fo:font-weight="normal" officeooo:rsid="0047905c" style:font-weight-asian="normal" style:font-weight-complex="normal"/>
    </style:style>
    <style:style style:name="T34" style:family="text">
      <style:text-properties fo:font-weight="normal" officeooo:rsid="00494486" style:font-weight-asian="normal" style:font-weight-complex="normal"/>
    </style:style>
    <style:style style:name="T35" style:family="text">
      <style:text-properties fo:font-weight="normal" officeooo:rsid="007907ce" style:font-weight-asian="normal" style:font-weight-complex="normal"/>
    </style:style>
    <style:style style:name="T36" style:family="text">
      <style:text-properties fo:font-weight="normal" officeooo:rsid="007a44d0" style:font-weight-asian="normal" style:font-weight-complex="normal"/>
    </style:style>
    <style:style style:name="T37" style:family="text">
      <style:text-properties fo:font-weight="normal" officeooo:rsid="007b0683" style:font-weight-asian="normal" style:font-weight-complex="normal"/>
    </style:style>
    <style:style style:name="T38" style:family="text">
      <style:text-properties fo:font-weight="normal" officeooo:rsid="007f8d05" style:font-weight-asian="normal" style:font-weight-complex="normal"/>
    </style:style>
    <style:style style:name="T39" style:family="text">
      <style:text-properties fo:font-weight="normal" officeooo:rsid="00819997" style:font-weight-asian="normal" style:font-weight-complex="normal"/>
    </style:style>
    <style:style style:name="T40" style:family="text">
      <style:text-properties fo:font-weight="normal" officeooo:rsid="00820f3e" style:font-weight-asian="normal" style:font-weight-complex="normal"/>
    </style:style>
    <style:style style:name="T41" style:family="text">
      <style:text-properties fo:font-weight="normal" officeooo:rsid="00826644" style:font-weight-asian="normal" style:font-weight-complex="normal"/>
    </style:style>
    <style:style style:name="T42" style:family="text">
      <style:text-properties fo:font-weight="normal" officeooo:rsid="008392f2" style:font-weight-asian="normal" style:font-weight-complex="normal"/>
    </style:style>
    <style:style style:name="T43" style:family="text">
      <style:text-properties fo:font-weight="normal" officeooo:rsid="0087fb84" style:font-weight-asian="normal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2574c1"/>
    </style:style>
    <style:style style:name="T46" style:family="text">
      <style:text-properties officeooo:rsid="0029ab65"/>
    </style:style>
    <style:style style:name="T47" style:family="text">
      <style:text-properties officeooo:rsid="001f016e"/>
    </style:style>
    <style:style style:name="T48" style:family="text">
      <style:text-properties officeooo:rsid="00253fda"/>
    </style:style>
    <style:style style:name="T49" style:family="text">
      <style:text-properties officeooo:rsid="002d0623"/>
    </style:style>
    <style:style style:name="T50" style:family="text">
      <style:text-properties officeooo:rsid="00256a0d"/>
    </style:style>
    <style:style style:name="T51" style:family="text">
      <style:text-properties officeooo:rsid="0025743f"/>
    </style:style>
    <style:style style:name="T52" style:family="text">
      <style:text-properties officeooo:rsid="00278a2d"/>
    </style:style>
    <style:style style:name="T53" style:family="text">
      <style:text-properties officeooo:rsid="0029f8b9"/>
    </style:style>
    <style:style style:name="T54" style:family="text">
      <style:text-properties officeooo:rsid="002f2bff"/>
    </style:style>
    <style:style style:name="T55" style:family="text">
      <style:text-properties officeooo:rsid="003a57d6"/>
    </style:style>
    <style:style style:name="T56" style:family="text">
      <style:text-properties officeooo:rsid="00452931"/>
    </style:style>
    <style:style style:name="T57" style:family="text">
      <style:text-properties officeooo:rsid="004b28da"/>
    </style:style>
    <style:style style:name="T58" style:family="text">
      <style:text-properties officeooo:rsid="000f7677"/>
    </style:style>
    <style:style style:name="T59" style:family="text">
      <style:text-properties officeooo:rsid="005211f4"/>
    </style:style>
    <style:style style:name="T60" style:family="text">
      <style:text-properties officeooo:rsid="00558947"/>
    </style:style>
    <style:style style:name="T61" style:family="text">
      <style:text-properties officeooo:rsid="0057a22c"/>
    </style:style>
    <style:style style:name="T62" style:family="text">
      <style:text-properties officeooo:rsid="0058a79f"/>
    </style:style>
    <style:style style:name="T63" style:family="text">
      <style:text-properties officeooo:rsid="003756d3"/>
    </style:style>
    <style:style style:name="T64" style:family="text">
      <style:text-properties fo:font-size="16pt" style:font-size-asian="16pt" style:font-size-complex="16pt"/>
    </style:style>
    <style:style style:name="T65" style:family="text">
      <style:text-properties officeooo:rsid="006084b6"/>
    </style:style>
    <style:style style:name="T66" style:family="text">
      <style:text-properties officeooo:rsid="0060f379"/>
    </style:style>
    <style:style style:name="T67" style:family="text">
      <style:text-properties officeooo:rsid="00680ca7"/>
    </style:style>
    <style:style style:name="T68" style:family="text">
      <style:text-properties officeooo:rsid="006a40bc"/>
    </style:style>
    <style:style style:name="T69" style:family="text">
      <style:text-properties officeooo:rsid="006b1aa3"/>
    </style:style>
    <style:style style:name="T70" style:family="text">
      <style:text-properties officeooo:rsid="006cc686"/>
    </style:style>
    <style:style style:name="T71" style:family="text">
      <style:text-properties officeooo:rsid="007003d4"/>
    </style:style>
    <style:style style:name="T72" style:family="text">
      <style:text-properties officeooo:rsid="00718cca"/>
    </style:style>
    <style:style style:name="T73" style:family="text">
      <style:text-properties officeooo:rsid="007378e1"/>
    </style:style>
    <style:style style:name="T74" style:family="text">
      <style:text-properties officeooo:rsid="0076ee3a"/>
    </style:style>
    <style:style style:name="T75" style:family="text">
      <style:text-properties officeooo:rsid="0077e23f"/>
    </style:style>
    <style:style style:name="T76" style:family="text">
      <style:text-properties officeooo:rsid="007823ee"/>
    </style:style>
    <style:style style:name="T77" style:family="text">
      <style:text-properties officeooo:rsid="007c31c0"/>
    </style:style>
    <style:style style:name="T78" style:family="text">
      <style:text-properties officeooo:rsid="007dccdb"/>
    </style:style>
    <style:style style:name="T79" style:family="text">
      <style:text-properties fo:color="#ff0000" loext:opacity="100%" fo:font-weight="bold" style:font-weight-asian="bold" style:font-weight-complex="bold"/>
    </style:style>
    <style:style style:name="T80" style:family="text">
      <style:text-properties fo:color="#ff0000" loext:opacity="100%" fo:font-weight="bold" officeooo:rsid="007f8d05" style:font-weight-asian="bold" style:font-weight-complex="bold"/>
    </style:style>
    <style:style style:name="T81" style:family="text">
      <style:text-properties officeooo:rsid="00806327"/>
    </style:style>
    <style:style style:name="T82" style:family="text">
      <style:text-properties officeooo:rsid="00820f3e"/>
    </style:style>
    <style:style style:name="T83" style:family="text">
      <style:text-properties officeooo:rsid="00826644"/>
    </style:style>
    <style:style style:name="T84" style:family="text">
      <style:text-properties officeooo:rsid="008392f2"/>
    </style:style>
    <style:style style:name="T85" style:family="text">
      <style:text-properties officeooo:rsid="0084a870"/>
    </style:style>
    <style:style style:name="T86" style:family="text">
      <style:text-properties officeooo:rsid="00864fd0"/>
    </style:style>
    <style:style style:name="T87" style:family="text">
      <style:text-properties officeooo:rsid="0089c47e"/>
    </style:style>
    <style:style style:name="T88" style:family="text">
      <style:text-properties officeooo:rsid="008aab80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officeooo:rsid="008fb89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64">Dizionario dei dati</text:span></text:p>
      <text:p text:style-name="P73">Entità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5">Entità</text:p>
          </table:table-cell>
          <table:table-cell table:style-name="Table1.A1" office:value-type="string">
            <text:p text:style-name="P75">Descrizione</text:p>
          </table:table-cell>
          <table:table-cell table:style-name="Table1.A1" office:value-type="string">
            <text:p text:style-name="P75">Attributi</text:p>
          </table:table-cell>
          <table:table-cell table:style-name="Table1.D1" office:value-type="string">
            <text:p text:style-name="P75">Identificatore</text:p>
          </table:table-cell>
        </table:table-row>
        <table:table-row>
          <table:table-cell table:style-name="Table1.A2" office:value-type="string">
            <text:p text:style-name="P30">Circuito</text:p>
          </table:table-cell>
          <table:table-cell table:style-name="Table1.A2" office:value-type="string">
            <text:p text:style-name="P45"><text:span text:style-name="T58">Uno dei p</text:span>ercors<text:span text:style-name="T58">i</text:span> lungo cui si svolge una gara.</text:p>
          </table:table-cell>
          <table:table-cell table:style-name="Table1.A2" office:value-type="string">
            <text:p text:style-name="P28"><text:span text:style-name="T1">Paese</text:span>: <text:span text:style-name="T6">luogo in cui si trova il circuito.</text:span></text:p>
            <text:p text:style-name="P29">Dominio: Stringa di massimo <text:span text:style-name="T76">50</text:span> caratteri.</text:p>
            <text:p text:style-name="P1">Lunghezza: <text:span text:style-name="T8">lunghezza, </text:span><text:span text:style-name="T16">in km,</text:span><text:span text:style-name="T8"> del circuito.</text:span></text:p>
            <text:p text:style-name="P2"><text:span text:style-name="T7">Dominio: </text:span><text:span text:style-name="T15">float positivi.</text:span></text:p>
            <text:p text:style-name="P28"><text:span text:style-name="T5">#C</text:span><text:span text:style-name="T1">urve:</text:span><text:span text:style-name="T7"> </text:span><text:span text:style-name="T9">numero di curve presenti nel circuito.</text:span></text:p>
            <text:p text:style-name="P57">Dominio: interi <text:span text:style-name="T69">non negativi</text:span>.</text:p>
          </table:table-cell>
          <table:table-cell table:style-name="Table1.D2" office:value-type="string">
            <text:p text:style-name="P3">Nome<text:span text:style-name="T7">: </text:span><text:span text:style-name="T12">n</text:span><text:span text:style-name="T7">ome del circuito</text:span><text:span text:style-name="T12">.</text:span></text:p>
            <text:p text:style-name="P56">Dominio: <text:span text:style-name="T54">s</text:span>tringa di massimo <text:span text:style-name="T76">50</text:span> caratteri.</text:p>
          </table:table-cell>
        </table:table-row>
        <table:table-row>
          <table:table-cell table:style-name="Table1.A2" office:value-type="string">
            <text:p text:style-name="P30">Gara</text:p>
          </table:table-cell>
          <table:table-cell table:style-name="Table1.A2" office:value-type="string">
            <text:p text:style-name="P45"><text:span text:style-name="T58">Un e</text:span>vento a cui prendono parte le vettur<text:span text:style-name="T75">e</text:span>.</text:p>
          </table:table-cell>
          <table:table-cell table:style-name="Table1.A2" office:value-type="string">
            <text:p text:style-name="P4">Data:<text:span text:style-name="T7"> </text:span><text:span text:style-name="T10">data in cui si svolge la gara.</text:span></text:p>
            <text:p text:style-name="P58">Dominio: <text:span text:style-name="T60">D</text:span><text:span text:style-name="T70">ate</text:span><text:span text:style-name="T60">.</text:span></text:p>
            <text:p text:style-name="P4">Durata: <text:span text:style-name="T10">intervallo di tempo, </text:span><text:span text:style-name="T17">espresso in ore,</text:span><text:span text:style-name="T10"> necessario a completare tutti i giri del circuito richiesti.</text:span></text:p>
            <text:p text:style-name="P5"><text:span text:style-name="T7">Dominio: </text:span><text:span text:style-name="T19">float positivi.</text:span></text:p>
            <text:p text:style-name="P4">Tipo<text:span text:style-name="T53">:</text:span><text:span text:style-name="T10"> </text:span><text:span text:style-name="T11">specifica se la gara si sia svolta </text:span><text:span text:style-name="T36">con</text:span><text:span text:style-name="T11"> tracciato asciutto o bagnato.</text:span></text:p>
            <text:p text:style-name="P7"><text:span text:style-name="T7">Dominio: Stringa di </text:span><text:span text:style-name="T20">un solo </text:span><text:span text:style-name="T7">caratter</text:span><text:span text:style-name="T20">e, che può assumere soltanto i valore di 'A' </text:span><text:span text:style-name="T37">per asciutto, </text:span><text:span text:style-name="T20">oppure 'B' </text:span><text:span text:style-name="T37">per bagnato</text:span><text:span text:style-name="T7">.</text:span></text:p>
          </table:table-cell>
          <table:table-cell table:style-name="Table1.D2" office:value-type="string">
            <text:p text:style-name="P19">Nome: <text:span text:style-name="T10">nome della gara.</text:span></text:p>
            <text:p text:style-name="P6"><text:span text:style-name="T7">Dominio: </text:span><text:span text:style-name="T12">s</text:span><text:span text:style-name="T7">tringa di massimo </text:span><text:span text:style-name="T35">50</text:span><text:span text:style-name="T7"> caratteri.</text:span></text:p>
          </table:table-cell>
        </table:table-row>
        <table:table-row>
          <table:table-cell table:style-name="Table1.A2" office:value-type="string">
            <text:p text:style-name="P30">Vettura</text:p>
          </table:table-cell>
          <table:table-cell table:style-name="Table1.A2" office:value-type="string">
            <text:p text:style-name="P46">Un veicolo <text:span text:style-name="T66">gestito da una scuderia e guid</text:span>ato da un pilota che prende parte ad una gara.</text:p>
          </table:table-cell>
          <table:table-cell table:style-name="Table1.A2" office:value-type="string">
            <text:p text:style-name="P12"><text:span text:style-name="T45">Modello: </text:span><text:span text:style-name="T13">modello di auto a cui la vettura si ispira.</text:span></text:p>
            <text:p text:style-name="P62">Dominio: Stringa di massimo <text:span text:style-name="T77">20</text:span> caratteri.</text:p>
            <text:p text:style-name="P12"><text:span text:style-name="T46">Punti</text:span><text:span text:style-name="T47">(rid.): </text:span><text:span text:style-name="T13">attributo ridondante che tiene conto di tutti i punti accumulati da una vettura nel corso del campionato.</text:span></text:p>
            <text:p text:style-name="P63">Dominio: interi <text:span text:style-name="T68">non negativi</text:span>.</text:p>
            <text:p text:style-name="P27"><text:soft-page-break/><text:span text:style-name="T84">#P</text:span>iloti:<text:span text:style-name="T7"> attributo ridondante che indica il numero di piloti che fanno parte dell'equipaggio di una vettura.</text:span></text:p>
            <text:p text:style-name="P77">Dominio: interi <text:span text:style-name="T78">non negativi</text:span>.</text:p>
          </table:table-cell>
          <table:table-cell table:style-name="Table1.D2" office:value-type="string">
            <text:p text:style-name="P19">Numero di gara: <text:span text:style-name="T14">numero posto sulla carrozzeria di una data vettura e che la identifica.</text:span></text:p>
            <text:p text:style-name="P67">Dominio: interi positivi.</text:p>
          </table:table-cell>
        </table:table-row>
        <table:table-row>
          <table:table-cell table:style-name="Table1.A2" office:value-type="string">
            <text:p text:style-name="P30">Componente</text:p>
          </table:table-cell>
          <table:table-cell table:style-name="Table1.A2" office:value-type="string">
            <text:p text:style-name="P45"><text:span text:style-name="T58">Uno degli e</text:span>lement<text:span text:style-name="T58">i</text:span> che costituisce le vetture.</text:p>
            <text:p text:style-name="P40">Entità padre di una generalizzazione totale ed esclusiva.</text:p>
          </table:table-cell>
          <table:table-cell table:style-name="Table1.A2" office:value-type="string">
            <text:p text:style-name="P20">Costo:<text:span text:style-name="T7"> </text:span><text:span text:style-name="T18">prezzo necessario per l'acquisto di un componente.</text:span></text:p>
            <text:p text:style-name="P68">Dominio: float positivi.</text:p>
          </table:table-cell>
          <table:table-cell table:style-name="Table1.D2" office:value-type="string">
            <text:p text:style-name="P81"><text:span text:style-name="T2">Codice </text:span><text:span text:style-name="T3">Componente: </text:span><text:span text:style-name="T21">codice che identifica univocamente ciascun componente prodotto.</text:span></text:p>
            <text:p text:style-name="P82"><text:span text:style-name="T21">D</text:span><text:span text:style-name="T7">ominio: interi positivi. </text:span><text:span text:style-name="T79">(?)</text:span></text:p>
          </table:table-cell>
        </table:table-row>
        <table:table-row>
          <table:table-cell table:style-name="Table1.A2" office:value-type="string">
            <text:p text:style-name="P30">Telaio</text:p>
          </table:table-cell>
          <table:table-cell table:style-name="Table1.A2" office:value-type="string">
            <text:p text:style-name="P45">Uno dei componenti di una vettura.</text:p>
            <text:p text:style-name="P40">Una delle entità figlie che hanno come padre "Componente".</text:p>
          </table:table-cell>
          <table:table-cell table:style-name="Table1.A2" office:value-type="string">
            <text:p text:style-name="P21">Materiale: <text:span text:style-name="T22">attributo che indica di che materiale è composto il telaio.</text:span></text:p>
            <text:p text:style-name="P8"><text:span text:style-name="T7">Dominio: </text:span><text:span text:style-name="T12">s</text:span><text:span text:style-name="T7">tringa di massimo </text:span><text:span text:style-name="T38">30</text:span><text:span text:style-name="T7"> caratteri.</text:span></text:p>
            <text:p text:style-name="P21">Peso: <text:span text:style-name="T22">attributo che indica il peso di un telaio.</text:span></text:p>
            <text:p text:style-name="P64">Dominio: float positivi.</text:p>
          </table:table-cell>
          <table:table-cell table:style-name="Table1.D2" office:value-type="string">
            <text:p text:style-name="P31">Trattandosi di una sottoentità di componente, eredita <text:span text:style-name="T55">l'</text:span>identificatore <text:span text:style-name="T55">del padre.</text:span></text:p>
          </table:table-cell>
        </table:table-row>
        <table:table-row>
          <table:table-cell table:style-name="Table1.A2" office:value-type="string">
            <text:p text:style-name="P30">Cambio</text:p>
          </table:table-cell>
          <table:table-cell table:style-name="Table1.A2" office:value-type="string">
            <text:p text:style-name="P45">Uno dei componenti di una vettura.</text:p>
            <text:p text:style-name="P42">Una delle entità figlie che hanno come padre "Componente".</text:p>
          </table:table-cell>
          <table:table-cell table:style-name="Table1.A2" office:value-type="string">
            <text:p text:style-name="P20">Marcia: <text:span text:style-name="T23">attributo che indica quante marce presenti il cambio.</text:span></text:p>
            <text:p text:style-name="P88">Dominio: interi positivi, può assumero soltanto valore 7 oppure 8. <text:span text:style-name="T80">(?)</text:span></text:p>
          </table:table-cell>
          <table:table-cell table:style-name="Table1.D2" office:value-type="string">
            <text:p text:style-name="P32">Trattandosi di una sottoentità di componente, eredita<text:span text:style-name="T55"> l'</text:span>identificatore <text:span text:style-name="T55">del padre.</text:span></text:p>
          </table:table-cell>
        </table:table-row>
        <table:table-row>
          <table:table-cell table:style-name="Table1.A2" office:value-type="string">
            <text:p text:style-name="P30">Motore</text:p>
          </table:table-cell>
          <table:table-cell table:style-name="Table1.A2" office:value-type="string">
            <text:p text:style-name="P45">Uno dei componenti di una vettura.</text:p>
            <text:p text:style-name="P42">Una delle entità figlie che hanno come padre "Componente".</text:p>
          </table:table-cell>
          <table:table-cell table:style-name="Table1.A2" office:value-type="string">
            <text:p text:style-name="P22">Cilindrata: <text:span text:style-name="T24">attributo che indica la cilindrata del motore.</text:span></text:p>
            <text:p text:style-name="P89">Dominio: <text:span text:style-name="T81">interi positivi. </text:span><text:span text:style-name="T80">(?)</text:span></text:p>
            <text:p text:style-name="P23">Tipo motore: <text:span text:style-name="T24">indica che tipologia di motore sia: </text:span><text:span text:style-name="T25">turbo o aspirato.</text:span></text:p>
            <text:p text:style-name="P23"><text:span text:style-name="T10">Dominio: </text:span><text:span text:style-name="T12">s</text:span><text:span text:style-name="T10">tringa di massimo </text:span><text:span text:style-name="T40">3</text:span><text:span text:style-name="T39">0</text:span><text:span text:style-name="T10"> caratteri.</text:span></text:p>
            <text:p text:style-name="P23">#<text:span text:style-name="T82">C</text:span>ilindri: <text:span text:style-name="T25">attributo che indica il numero di cilindri che presenta un motore.</text:span></text:p>
            <text:p text:style-name="P69"><text:soft-page-break/>Dominio: interi positivi.</text:p>
          </table:table-cell>
          <table:table-cell table:style-name="Table1.D2" office:value-type="string">
            <text:p text:style-name="P32">Trattandosi di una sottoentità di componente, eredita<text:span text:style-name="T55"> l'</text:span>identificatore <text:span text:style-name="T55">del padre.</text:span></text:p>
          </table:table-cell>
        </table:table-row>
        <table:table-row>
          <table:table-cell table:style-name="Table1.A2" office:value-type="string">
            <text:p text:style-name="P30">Costruttore</text:p>
          </table:table-cell>
          <table:table-cell table:style-name="Table1.A2" office:value-type="string">
            <text:p text:style-name="P47">Una delle aziende che si occupa della produzione di componenti.</text:p>
          </table:table-cell>
          <table:table-cell table:style-name="Table1.A2" office:value-type="string">
            <text:p text:style-name="P13"><text:span text:style-name="T48">Ragione sociale: </text:span><text:span text:style-name="T26">che te lo dico a fare, lo sanno tutti.</text:span></text:p>
            <text:p text:style-name="P13"><text:span text:style-name="T10">Dominio: </text:span><text:span text:style-name="T12">s</text:span><text:span text:style-name="T10">tringa di massimo x caratteri.</text:span></text:p>
            <text:p text:style-name="P13"><text:span text:style-name="T48">Sede: </text:span><text:span text:style-name="T26">luogo in cui </text:span><text:span text:style-name="T34">si trova</text:span><text:span text:style-name="T26"> la sede principale del costruttore.</text:span></text:p>
            <text:p text:style-name="P13"><text:span text:style-name="T10">Dominio: </text:span><text:span text:style-name="T12">s</text:span><text:span text:style-name="T10">tringa di massimo </text:span><text:span text:style-name="T41">50</text:span><text:span text:style-name="T10"> caratteri.</text:span></text:p>
            <text:p text:style-name="P13"><text:span text:style-name="T48">#</text:span><text:span text:style-name="T83">C</text:span><text:span text:style-name="T48">omponenti: </text:span><text:span text:style-name="T26">numero assoluto di componenti prodotti da un costruttore.</text:span></text:p>
            <text:p text:style-name="P65">Dominio: interi positivi.</text:p>
          </table:table-cell>
          <table:table-cell table:style-name="Table1.D2" office:value-type="string">
            <text:p text:style-name="P24">Nome: <text:span text:style-name="T27">nome del costruttore.</text:span></text:p>
            <text:p text:style-name="P9"><text:span text:style-name="T27">Dominio: </text:span><text:span text:style-name="T12">s</text:span><text:span text:style-name="T27">tringa di massimo </text:span><text:span text:style-name="T41">50</text:span><text:span text:style-name="T27"> caratteri.</text:span></text:p>
          </table:table-cell>
        </table:table-row>
        <table:table-row>
          <table:table-cell table:style-name="Table1.A2" office:value-type="string">
            <text:p text:style-name="P30">Pilota</text:p>
          </table:table-cell>
          <table:table-cell table:style-name="Table1.A2" office:value-type="string">
            <text:p text:style-name="P48">Una persona che gareggia a bordo di una vettura.</text:p>
            <text:p text:style-name="P41">Entità padre di una generalizzazione totale ed esclusiva.</text:p>
          </table:table-cell>
          <table:table-cell table:style-name="Table1.A2" office:value-type="string">
            <text:p text:style-name="P14">Nome: <text:span text:style-name="T28">nome di un pilota.</text:span></text:p>
            <text:p text:style-name="P14"><text:span text:style-name="T10">Dominio: </text:span><text:span text:style-name="T12">s</text:span><text:span text:style-name="T10">tringa di massimo </text:span><text:span text:style-name="T42">30</text:span><text:span text:style-name="T10"> caratteri.</text:span></text:p>
            <text:p text:style-name="P14">Cognome: <text:span text:style-name="T28">cognome di un pilota.</text:span></text:p>
            <text:p text:style-name="P10"><text:span text:style-name="T28">Dominio: </text:span><text:span text:style-name="T12">s</text:span><text:span text:style-name="T28">tringa di massimo </text:span><text:span text:style-name="T42">30</text:span><text:span text:style-name="T28"> caratteri.</text:span></text:p>
            <text:p text:style-name="P14">Data di nascita: <text:span text:style-name="T28">data di nascita di un pilota.</text:span></text:p>
            <text:p text:style-name="P59">Dominio: Date.</text:p>
            <text:p text:style-name="P14">Nazionalità: <text:span text:style-name="T28">nazionalità di un pilota.</text:span></text:p>
            <text:p text:style-name="P10"><text:span text:style-name="T28">Dominio: </text:span><text:span text:style-name="T12">s</text:span><text:span text:style-name="T28">tringa di massimo </text:span><text:span text:style-name="T42">20</text:span><text:span text:style-name="T28"> caratteri.</text:span></text:p>
          </table:table-cell>
          <table:table-cell table:style-name="Table1.D2" office:value-type="string">
            <text:p text:style-name="P24">Codice pilota: <text:span text:style-name="T29">codice univoco che identifica un pilota.</text:span></text:p>
            <text:p text:style-name="P11"><text:span text:style-name="T29">Dominio: i</text:span><text:span text:style-name="T42">ntero positivo</text:span><text:span text:style-name="T29">.</text:span></text:p>
          </table:table-cell>
        </table:table-row>
        <table:table-row>
          <table:table-cell table:style-name="Table1.A2" office:value-type="string">
            <text:p text:style-name="P30">PRO</text:p>
          </table:table-cell>
          <table:table-cell table:style-name="Table1.A2" office:value-type="string">
            <text:p text:style-name="P49">Una delle categorie di pilota, che possiede grande esperienza.</text:p>
            <text:p text:style-name="P43">Una delle entità figlie che hanno come padre "<text:span text:style-name="T57">Pilota</text:span>".</text:p>
          </table:table-cell>
          <table:table-cell table:style-name="Table1.A2" office:value-type="string">
            <text:p text:style-name="P15">#<text:span text:style-name="T84">L</text:span>icenze: <text:span text:style-name="T30">numero di licenze possedute da un pilota professionista.</text:span></text:p>
            <text:p text:style-name="P66">Dominio: interi positivi.</text:p>
          </table:table-cell>
          <table:table-cell table:style-name="Table1.D2" office:value-type="string">
            <text:p text:style-name="P33">Trattandosi di una sottoentità di <text:span text:style-name="T56">pilota</text:span>, eredita<text:span text:style-name="T55"> l'</text:span>identificatore <text:span text:style-name="T55">del padre.</text:span></text:p>
          </table:table-cell>
        </table:table-row>
        <table:table-row>
          <table:table-cell table:style-name="Table1.A2" office:value-type="string">
            <text:p text:style-name="P30">AM</text:p>
          </table:table-cell>
          <table:table-cell table:style-name="Table1.A2" office:value-type="string">
            <text:p text:style-name="P49">Una delle categorie di pilota, che possiede poca esperienza.</text:p>
            <text:p text:style-name="P41">Una delle entità figlie che hanno come padre "<text:span text:style-name="T57">Pilota</text:span>".</text:p>
          </table:table-cell>
          <table:table-cell table:style-name="Table1.A2" office:value-type="string">
            <text:p text:style-name="P17"><text:span text:style-name="T49">Data </text:span><text:span text:style-name="T50">prima licenza: </text:span><text:span text:style-name="T31">data di conseguimento della prima licenza di un pilota amatoriale.</text:span></text:p>
            <text:p text:style-name="P60">Dominio: Date.</text:p>
          </table:table-cell>
          <table:table-cell table:style-name="Table1.D2" office:value-type="string">
            <text:p text:style-name="P34">Trattandosi di una sottoentità di <text:span text:style-name="T56">pilota</text:span>, eredita<text:span text:style-name="T55"> l'</text:span>identificatore <text:span text:style-name="T55">del padre.</text:span></text:p>
          </table:table-cell>
        </table:table-row>
        <text:soft-page-break/>
        <table:table-row>
          <table:table-cell table:style-name="Table1.A2" office:value-type="string">
            <text:p text:style-name="P30">Gentleman Driver</text:p>
          </table:table-cell>
          <table:table-cell table:style-name="Table1.A2" office:value-type="string">
            <text:p text:style-name="P49">Una delle categorie di pilota, che non possiede esperienza.</text:p>
            <text:p text:style-name="P41"><text:span text:style-name="T57">E</text:span>ntità figli<text:span text:style-name="T57">a</text:span> che ha come padre "<text:span text:style-name="T57">AM".</text:span></text:p>
          </table:table-cell>
          <table:table-cell table:style-name="Table1.A2" office:value-type="string">
            <text:p text:style-name="P16">#<text:span text:style-name="T85">F</text:span>in<text:span text:style-name="T85">a</text:span>nziamenti: <text:span text:style-name="T31">numero dei finanziamenti effettuati da parte di un gentleman driver.</text:span></text:p>
            <text:p text:style-name="P60">Dominio: interi positivi.</text:p>
            <text:p text:style-name="P16">Quota: <text:span text:style-name="T31">attributo che tiene traccia della quantità totale di soldi versati.</text:span></text:p>
            <text:p text:style-name="P60">Dominio: float positivi.</text:p>
          </table:table-cell>
          <table:table-cell table:style-name="Table1.D2" office:value-type="string">
            <text:p text:style-name="P34">Trattandosi di una sottoentità di <text:span text:style-name="T57">AM, a sua volta sottoentità di </text:span><text:span text:style-name="T56">pilota</text:span>, eredita<text:span text:style-name="T55"> l'</text:span>identificatore <text:span text:style-name="T55">del padre.</text:span></text:p>
          </table:table-cell>
        </table:table-row>
        <table:table-row>
          <table:table-cell table:style-name="Table1.A2" office:value-type="string">
            <text:p text:style-name="P30">Scuderia</text:p>
          </table:table-cell>
          <table:table-cell table:style-name="Table1.A2" office:value-type="string">
            <text:p text:style-name="P50">Un complesso <text:span text:style-name="T76">organizzato che comprende </text:span>le vetture <text:span text:style-name="T65">che gestisce</text:span>.</text:p>
          </table:table-cell>
          <table:table-cell table:style-name="Table1.A2" office:value-type="string">
            <text:p text:style-name="P18"><text:span text:style-name="T51">Sede:</text:span><text:span text:style-name="T32"> </text:span><text:span text:style-name="T33">luogo in cui si trova la sede principale della scuderia.</text:span></text:p>
            <text:p text:style-name="P61">Dominio: stringa di al massimo <text:span text:style-name="T86">50</text:span> caratteri.</text:p>
            <text:p text:style-name="P18"><text:span text:style-name="T52">#</text:span><text:span text:style-name="T86">F</text:span><text:span text:style-name="T52">inanziamenti: </text:span><text:span text:style-name="T33">attributo ridondante che tiene traccia del numero totale di finanziamenti ricevuti.</text:span></text:p>
            <text:p text:style-name="P61">Dominio: interi positivi.</text:p>
          </table:table-cell>
          <table:table-cell table:style-name="Table1.D2" office:value-type="string">
            <text:p text:style-name="P90">Nome: <text:span text:style-name="T43">nome della scuderia.</text:span></text:p>
            <text:p text:style-name="P91"><text:span text:style-name="T43">D</text:span><text:span text:style-name="T7">ominio: stringa di al massimo 50 caratteri.</text:span></text:p>
          </table:table-cell>
        </table:table-row>
      </table:table>
      <text:p text:style-name="P54"/>
      <text:p text:style-name="P74">Associazioni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5">Associazione</text:p>
          </table:table-cell>
          <table:table-cell table:style-name="Table2.A1" office:value-type="string">
            <text:p text:style-name="P25">Descrizione</text:p>
          </table:table-cell>
          <table:table-cell table:style-name="Table2.A1" office:value-type="string">
            <text:p text:style-name="P25">Entità Coinvolte</text:p>
          </table:table-cell>
          <table:table-cell table:style-name="Table2.D1" office:value-type="string">
            <text:p text:style-name="P25">Attributi</text:p>
          </table:table-cell>
        </table:table-row>
        <table:table-row>
          <table:table-cell table:style-name="Table2.A2" office:value-type="string">
            <text:p text:style-name="P85">Coinvolgimento</text:p>
          </table:table-cell>
          <table:table-cell table:style-name="Table2.A2" office:value-type="string">
            <text:p text:style-name="P51">Associa una gara ad un circuito.</text:p>
          </table:table-cell>
          <table:table-cell table:style-name="Table2.A2" office:value-type="string">
            <text:p text:style-name="P35">Circuito, Gara</text:p>
          </table:table-cell>
          <table:table-cell table:style-name="Table2.D2" office:value-type="string">
            <text:p text:style-name="P36">Nessuno</text:p>
          </table:table-cell>
        </table:table-row>
        <table:table-row>
          <table:table-cell table:style-name="Table2.A2" office:value-type="string">
            <text:p text:style-name="P86">Iscrizione</text:p>
          </table:table-cell>
          <table:table-cell table:style-name="Table2.A2" office:value-type="string">
            <text:p text:style-name="P51">Associa una vettura ad una gara.</text:p>
          </table:table-cell>
          <table:table-cell table:style-name="Table2.A2" office:value-type="string">
            <text:p text:style-name="P37">Gara, Vettura</text:p>
          </table:table-cell>
          <table:table-cell table:style-name="Table2.D2" office:value-type="string">
            <text:p text:style-name="P37"><text:span text:style-name="T1">Punteggio</text:span>: punti conseguiti da una vettura al termine di una gara.</text:p>
            <text:p text:style-name="P92"><text:span text:style-name="T89">Dominio</text:span>: interi <text:span text:style-name="T87">non negativi.</text:span></text:p>
            <text:p text:style-name="P92"><text:span text:style-name="T4">Stato fine gara</text:span>: <text:span text:style-name="T61">attributo che indica se la vettura ha terminato la gara o si è ritirata. </text:span><text:span text:style-name="T87">Le cause del ritiro sono </text:span><text:span text:style-name="T61">incidente, guasto meccanico, squalifica</text:span>.</text:p>
            <text:p text:style-name="P37"><text:span text:style-name="T89">Dominio</text:span>: Stringa di massimo <text:span text:style-name="T62">16</text:span> caratteri.</text:p>
          </table:table-cell>
        </table:table-row>
        <text:soft-page-break/>
        <table:table-row>
          <table:table-cell table:style-name="Table2.A2" office:value-type="string">
            <text:p text:style-name="P86">Guida</text:p>
          </table:table-cell>
          <table:table-cell table:style-name="Table2.A2" office:value-type="string">
            <text:p text:style-name="P51">Associa un pilota ad una vettura.</text:p>
          </table:table-cell>
          <table:table-cell table:style-name="Table2.A2" office:value-type="string">
            <text:p text:style-name="P38">Vettura, Pilota</text:p>
          </table:table-cell>
          <table:table-cell table:style-name="Table2.D2" office:value-type="string">
            <text:p text:style-name="P39">Nessuno</text:p>
          </table:table-cell>
        </table:table-row>
        <table:table-row>
          <table:table-cell table:style-name="Table2.A2" office:value-type="string">
            <text:p text:style-name="P86">Preparazione</text:p>
          </table:table-cell>
          <table:table-cell table:style-name="Table2.A2" office:value-type="string">
            <text:p text:style-name="P51">Associa una vettura ad una scuderia.</text:p>
          </table:table-cell>
          <table:table-cell table:style-name="Table2.A2" office:value-type="string">
            <text:p text:style-name="P38">Vettura, Scuderia</text:p>
          </table:table-cell>
          <table:table-cell table:style-name="Table2.D2" office:value-type="string">
            <text:p text:style-name="P39">Nessuno</text:p>
          </table:table-cell>
        </table:table-row>
        <table:table-row>
          <table:table-cell table:style-name="Table2.A2" office:value-type="string">
            <text:p text:style-name="P76">Co<text:span text:style-name="T63">mposizione</text:span></text:p>
          </table:table-cell>
          <table:table-cell table:style-name="Table2.A2" office:value-type="string">
            <text:p text:style-name="P52">Associa un componente ad una vettura.</text:p>
          </table:table-cell>
          <table:table-cell table:style-name="Table2.A2" office:value-type="string">
            <text:p text:style-name="P38">Vettura, Componente</text:p>
          </table:table-cell>
          <table:table-cell table:style-name="Table2.D2" office:value-type="string">
            <text:p text:style-name="P98">Data installazione:<text:span text:style-name="T7"> attributo che indica in che data un certo componente è stato installato su una vettura.</text:span></text:p>
            <text:p text:style-name="P98"><text:span text:style-name="T7">Dominio: Date.</text:span></text:p>
          </table:table-cell>
        </table:table-row>
        <table:table-row>
          <table:table-cell table:style-name="Table2.A2" office:value-type="string">
            <text:p text:style-name="P76">Produzione</text:p>
          </table:table-cell>
          <table:table-cell table:style-name="Table2.A2" office:value-type="string">
            <text:p text:style-name="P52">Associa un costruttore ad un componente.</text:p>
          </table:table-cell>
          <table:table-cell table:style-name="Table2.A2" office:value-type="string">
            <text:p text:style-name="P44">Componente, Costruttore</text:p>
          </table:table-cell>
          <table:table-cell table:style-name="Table2.D2" office:value-type="string">
            <text:p text:style-name="P70">Nessuno</text:p>
          </table:table-cell>
        </table:table-row>
      </table:table>
      <text:p text:style-name="P8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Associazione</text:p>
          </table:table-cell>
          <table:table-cell table:style-name="Table3.B1" office:value-type="string">
            <text:p text:style-name="P53">Cardinalità</text:p>
          </table:table-cell>
        </table:table-row>
        <table:table-row>
          <table:table-cell table:style-name="Table3.A2" office:value-type="string">
            <text:p text:style-name="P85">Coinvolgimento</text:p>
          </table:table-cell>
          <table:table-cell table:style-name="Table3.B2" office:value-type="string">
            <text:p text:style-name="P53">Circuito (1,N) – Gara (1,1)</text:p>
            <text:p text:style-name="P53">Massimi: <text:span text:style-name="T59">1, N</text:span></text:p>
            <text:p text:style-name="P55">Una gara è coinvolta in un solo circuito, mentre un circuito è coinvolto in più gare.</text:p>
          </table:table-cell>
        </table:table-row>
        <table:table-row>
          <table:table-cell table:style-name="Table3.A2" office:value-type="string">
            <text:p text:style-name="P86">Iscrizione</text:p>
          </table:table-cell>
          <table:table-cell table:style-name="Table3.B2" office:value-type="string">
            <text:p text:style-name="P53"><text:span text:style-name="T59">Vettura</text:span> (1,N) – Gara (1,<text:span text:style-name="T59">N</text:span>)</text:p>
            <text:p text:style-name="P53">Massimi: <text:span text:style-name="T59">N, N</text:span></text:p>
            <text:p text:style-name="P95">Più vetture possono essere iscritte ad una gara e ad una gara possono iscriversi più vetture.</text:p>
          </table:table-cell>
        </table:table-row>
        <table:table-row>
          <table:table-cell table:style-name="Table3.A2" office:value-type="string">
            <text:p text:style-name="P86">Guida</text:p>
          </table:table-cell>
          <table:table-cell table:style-name="Table3.B2" office:value-type="string">
            <text:p text:style-name="P53"><text:span text:style-name="T59">Vettura</text:span> (1,N) – <text:span text:style-name="T59">Pilota</text:span> (1,1)</text:p>
            <text:p text:style-name="P53">Massimi: <text:span text:style-name="T59">1, N</text:span></text:p>
            <text:p text:style-name="P96">Un pilota guida <text:span text:style-name="T88">una vettura, mentre una vettura può essere guidata da più di un pilota.</text:span></text:p>
            <text:p text:style-name="P96"><text:span text:style-name="T88">Possono esserci più piloti nell'equipaggio della stessa vettura.</text:span> <text:span text:style-name="T80">(?)</text:span></text:p>
          </table:table-cell>
        </table:table-row>
        <table:table-row>
          <table:table-cell table:style-name="Table3.A2" office:value-type="string">
            <text:p text:style-name="P86">Preparazione</text:p>
          </table:table-cell>
          <table:table-cell table:style-name="Table3.B2" office:value-type="string">
            <text:p text:style-name="P53"><text:span text:style-name="T59">Scuderia</text:span> (1,N) – <text:span text:style-name="T59">Vettura</text:span> (1,1)</text:p>
            <text:p text:style-name="P53">Massimi: <text:span text:style-name="T59">1, N</text:span></text:p>
            <text:p text:style-name="P95">Una vettura può far parte di una singola scuderia, ma una scuderia può preparare più vetture.</text:p>
          </table:table-cell>
        </table:table-row>
        <table:table-row>
          <table:table-cell table:style-name="Table3.A2" office:value-type="string">
            <text:p text:style-name="P76">Co<text:span text:style-name="T63">mposizione</text:span></text:p>
          </table:table-cell>
          <table:table-cell table:style-name="Table3.B2" office:value-type="string">
            <text:p text:style-name="P53"><text:span text:style-name="T59">Vettura</text:span> (1,N) – <text:span text:style-name="T59">Componente</text:span> (1,<text:span text:style-name="T59">N</text:span>)</text:p>
            <text:p text:style-name="P53">Massimi: <text:span text:style-name="T59">N, N</text:span></text:p>
            <text:p text:style-name="P95">Più componenti possono essere montati su una vettura ed una vettura può essere composta da più componenti.</text:p>
          </table:table-cell>
        </table:table-row>
        <table:table-row>
          <table:table-cell table:style-name="Table3.A2" office:value-type="string">
            <text:p text:style-name="P76">Produzione</text:p>
          </table:table-cell>
          <table:table-cell table:style-name="Table3.B2" office:value-type="string">
            <text:p text:style-name="P94">C<text:span text:style-name="T59">ostruttore</text:span> (1,N) – <text:span text:style-name="T59">Componente</text:span> (1,1)</text:p>
            <text:p text:style-name="P94">Massimi: <text:span text:style-name="T59">1, N</text:span></text:p>
            <text:p text:style-name="P97">Un componente può essere prodotto da un unico costruttore, mentre un costruttore può produrre più componenti.</text:p>
          </table:table-cell>
        </table:table-row>
      </table:table>
      <text:p text:style-name="P26"><text:soft-page-break/></text:p>
      <text:p text:style-name="P71">Regole di vincolo:</text:p>
      <text:p text:style-name="P71">Vincoli espressi tramite costrutti:</text:p>
      <text:list xml:id="list4072923242" text:style-name="L1">
        <text:list-item>
          <text:p text:style-name="P78">Un gentleman driver è sempre un pilota amatoriale, ma un pilota amatoriale non sempre è un gentleman driver.</text:p>
        </text:list-item>
        <text:list-item>
          <text:p text:style-name="P78"><text:span text:style-name="T71">U</text:span>n pilota <text:span text:style-name="T71">che</text:span> guida una vettura fa parte della scuderia proprietaria d<text:span text:style-name="T71">i tale </text:span>vettura.</text:p>
        </text:list-item>
        <text:list-item>
          <text:p text:style-name="P78"><text:span text:style-name="T72">P</text:span>iù piloti <text:span text:style-name="T72">che </text:span>guidano una vettura, fa<text:span text:style-name="T72">n</text:span>no parte del suo equipaggio.</text:p>
        </text:list-item>
      </text:list>
      <text:p text:style-name="P72"/>
      <text:p text:style-name="P72"/>
      <text:p text:style-name="P71">Vincoli non esprimibili: <text:span text:style-name="T67">(supposizioni effettuate durante la realizzazione)</text:span></text:p>
      <text:list xml:id="list133115743" text:style-name="L2">
        <text:list-item>
          <text:p text:style-name="P79">Il gentleman driver finanza solo ed esclusivamente la scuderia che gli fornisce la vettura.</text:p>
        </text:list-item>
        <text:list-item>
          <text:p text:style-name="P79"><text:span text:style-name="T73">U</text:span>na vettura, nello stesso momento, <text:span text:style-name="T73">possiede</text:span> un solo motore, un solo telaio <text:span text:style-name="T73">e</text:span> un solo cambio.</text:p>
        </text:list-item>
      </text:list>
      <text:p text:style-name="P71"/>
      <text:p text:style-name="P71">Regole di derivazione: <text:span text:style-name="T67">(tutto il derivabile, o quantomeno ciò che </text:span><text:span text:style-name="T90">devo </text:span><text:span text:style-name="T67">ricav</text:span><text:span text:style-name="T90">are</text:span><text:span text:style-name="T67"> per le operazioni)</text:span></text:p>
      <text:list xml:id="list646249991" text:style-name="L3">
        <text:list-item>
          <text:p text:style-name="P80">Generalizzazione parziale ed esclusiva di 'Gentleman Driver':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8:39:00.407528545</meta:creation-date>
    <dc:date>2023-11-23T20:24:04.891735886</dc:date>
    <meta:editing-duration>PT5H13M34S</meta:editing-duration>
    <meta:editing-cycles>122</meta:editing-cycles>
    <meta:generator>LibreOffice/7.3.7.2$Linux_X86_64 LibreOffice_project/30$Build-2</meta:generator>
    <meta:document-statistic meta:table-count="3" meta:image-count="0" meta:object-count="0" meta:page-count="6" meta:paragraph-count="188" meta:word-count="1191" meta:character-count="7800" meta:non-whitespace-character-count="6796"/>
  </office:meta>
</office:document-meta>
</file>